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1458" officeooo:paragraph-rsid="00181458"/>
    </style:style>
    <style:style style:name="P2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3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4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6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8" style:family="paragraph" style:parent-style-name="Standard">
      <style:text-properties fo:font-size="15pt" officeooo:rsid="001dfd23" officeooo:paragraph-rsid="001dfd23" style:font-size-asian="15pt" style:font-size-complex="15pt"/>
    </style:style>
    <style:style style:name="P9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10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1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12" style:family="paragraph" style:parent-style-name="Standard">
      <style:text-properties fo:font-size="15pt" officeooo:rsid="002380cc" officeooo:paragraph-rsid="002380cc" style:font-size-asian="15pt" style:font-size-complex="15pt"/>
    </style:style>
    <style:style style:name="P13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4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15" style:family="paragraph" style:parent-style-name="Standard">
      <style:text-properties fo:font-size="15pt" officeooo:rsid="0026ff84" officeooo:paragraph-rsid="0026ff84" style:font-size-asian="15pt" style:font-size-complex="15pt"/>
    </style:style>
    <style:style style:name="T1" style:family="text">
      <style:text-properties officeooo:rsid="001c7d14"/>
    </style:style>
    <style:style style:name="T2" style:family="text">
      <style:text-properties officeooo:rsid="001d7938"/>
    </style:style>
    <style:style style:name="T3" style:family="text">
      <style:text-properties officeooo:rsid="00202420"/>
    </style:style>
    <style:style style:name="T4" style:family="text">
      <style:text-properties officeooo:rsid="002190d3"/>
    </style:style>
    <style:style style:name="T5" style:family="text">
      <style:text-properties officeooo:rsid="00255e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rnet Todos</text:p>
      <text:p text:style-name="P2"/>
      <text:p text:style-name="P15">Print and glue insert for RH IFEI separator</text:p>
      <text:p text:style-name="P7">Turn around <text:span text:style-name="T3">small </text:span>SMD <text:span text:style-name="T3">LED</text:span>s on Fire Ext Panel</text:p>
      <text:p text:style-name="P8">Install grub screw on Wing Fold Mechanism</text:p>
      <text:p text:style-name="P6">Furt<text:span text:style-name="T2">h</text:span>er testing of Baldricks code</text:p>
      <text:p text:style-name="P7">3D Mount for Mirror Displays</text:p>
      <text:p text:style-name="P7">Mount for Lock Shoot</text:p>
      <text:p text:style-name="P5">Add white dot to real ECM select switch</text:p>
      <text:p text:style-name="P2">Wire Standby instrument</text:p>
      <text:p text:style-name="P2">Redo ECM Knob – needs to be correct hole size</text:p>
      <text:p text:style-name="P2">New pot and knob for ECM</text:p>
      <text:p text:style-name="P3">Seat support to prevent it tipping back – perhaps attached to rear rail</text:p>
      <text:p text:style-name="P4">Adjust dimensions of Left Aux panel – current not sitting flat</text:p>
      <text:p text:style-name="P4">Install connector (HD<text:span text:style-name="T2">M</text:span>I) mounting plates</text:p>
      <text:p text:style-name="P4">Find right depths 4mm bolts for E<text:span text:style-name="T2">W</text:span>I or drill hole in mounting blocks – <text:span text:style-name="T5">DO NOT use current ones as there will puncture screen</text:span></text:p>
      <text:p text:style-name="P13">Find right dept for 3mm bolts for standby instruments current ones a fraction long</text:p>
      <text:p text:style-name="P12">Set4*25mm countersunk bolts for EWI</text:p>
      <text:p text:style-name="P4">Bolt Frames together</text:p>
      <text:p text:style-name="P10">Determine volt<text:span text:style-name="T4">age</text:span> for outputs</text:p>
      <text:p text:style-name="P4"/>
      <text:p text:style-name="P4"/>
      <text:p text:style-name="P2"/>
      <text:p text:style-name="P2">PCBs</text:p>
      <text:p text:style-name="P2">PCBs for RWR and ECM – Luke done RWR?</text:p>
      <text:p text:style-name="P2">PCB for Hud Control</text:p>
      <text:p text:style-name="P2">PCB for Seat</text:p>
      <text:p text:style-name="P9">PCBs using large leds – originals flood light POCBs were too small</text:p>
      <text:p text:style-name="P2"/>
      <text:p text:style-name="P2"/>
      <text:p text:style-name="P2"/>
      <text:p text:style-name="P2">Stuff to purcha<text:span text:style-name="T1">s</text:span>e</text:p>
      <text:p text:style-name="P2">S3ALs for Fuel Panel</text:p>
      <text:p text:style-name="P2"/>
      <text:p text:style-name="P2"/>
      <text:p text:style-name="P2">Low Priority</text:p>
      <text:p text:style-name="P2">Arduino driving MosFETs for different backlighting of Led </text:p>
      <text:p text:style-name="P7">3D Model of canopy bow flood light</text:p>
      <text:p text:style-name="P7">3D Modem of forward flood lights</text:p>
      <text:p text:style-name="P7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07T16:13:51.223473121</dc:date>
    <meta:editing-duration>PT8H10M53S</meta:editing-duration>
    <meta:editing-cycles>14</meta:editing-cycles>
    <meta:generator>LibreOffice/6.4.4.2$MacOSX_X86_64 LibreOffice_project/3d775be2011f3886db32dfd395a6a6d1ca2630ff</meta:generator>
    <meta:print-date>2021-08-01T06:55:57.951270791</meta:print-date>
    <meta:document-statistic meta:table-count="0" meta:image-count="0" meta:object-count="0" meta:page-count="2" meta:paragraph-count="30" meta:word-count="199" meta:character-count="1126" meta:non-whitespace-character-count="950"/>
  </office:meta>
</office:document-meta>
</file>